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paragraph-rsid="00190d8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d779f" officeooo:paragraph-rsid="002d779f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text-underline-style="none" fo:font-weight="bold" officeooo:rsid="00190d88" officeooo:paragraph-rsid="00190d88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90d88" officeooo:paragraph-rsid="00190d88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2d779f" officeooo:paragraph-rsid="002d779f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57a86" officeooo:paragraph-rsid="00257a86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d779f" officeooo:paragraph-rsid="002d779f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57a86" officeooo:paragraph-rsid="00257a86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7a86" officeooo:paragraph-rsid="00257a86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815fa" officeooo:paragraph-rsid="002815f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86ca0" officeooo:paragraph-rsid="00286ca0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90d88" officeooo:paragraph-rsid="00190d88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adc2b" officeooo:paragraph-rsid="001adc2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1c3bb3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bb3" officeooo:paragraph-rsid="001fcae4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cdcf" officeooo:paragraph-rsid="001dcdc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cdcf" officeooo:paragraph-rsid="0021ab7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1a33e" officeooo:paragraph-rsid="0021a33e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3e07e" officeooo:paragraph-rsid="0023e07e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90d88" officeooo:paragraph-rsid="001adc2b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90d88" officeooo:paragraph-rsid="001c3bb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90d88"/>
    </style:style>
    <style:style style:name="T2" style:family="text">
      <style:text-properties style:text-position="super 58%" officeooo:rsid="00190d8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dc2b"/>
    </style:style>
    <style:style style:name="T5" style:family="text">
      <style:text-properties style:text-underline-style="none" officeooo:rsid="001c3bb3"/>
    </style:style>
    <style:style style:name="T6" style:family="text">
      <style:text-properties officeooo:rsid="001fcae4"/>
    </style:style>
    <style:style style:name="T7" style:family="text">
      <style:text-properties officeooo:rsid="0021ab7d"/>
    </style:style>
    <style:style style:name="T8" style:family="text">
      <style:text-properties officeooo:rsid="0023badd"/>
    </style:style>
    <style:style style:name="T9" style:family="text">
      <style:text-properties officeooo:rsid="002815fa"/>
    </style:style>
    <style:style style:name="T10" style:family="text">
      <style:text-properties officeooo:rsid="002c745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26</text:span><text:span text:style-name="T2">th</text:span><text:span text:style-name="T1"> Octobr to 1</text:span><text:span text:style-name="T2">st</text:span><text:span text:style-name="T1"> November</text:span></text:p>
      <text:p text:style-name="P2">Tasks Status</text:p>
      <text:p text:style-name="P3"/>
      <text:p text:style-name="P4">## Tasks completed :-</text:p>
      <text:p text:style-name="P4"/>
      <text:p text:style-name="P12"><text:span text:style-name="T8">#</text:span> Write a programs on oops ?</text:p>
      <text:p text:style-name="P12"><text:tab/>Path : - <text:s text:c="2"/>/home/srm/MODULES/Opps/Calc.pm</text:p>
      <text:p text:style-name="P12"><text:tab/>Path : - <text:s text:c="2"/>/home/srm/MODULES/Opps/Calc.pl</text:p>
      <text:p text:style-name="P12"/>
      <text:p text:style-name="P20"><text:span text:style-name="T3"><text:tab/></text:span><text:span text:style-name="T4">path :- <text:s/>/home/srm/MODULES/Opps/AA/Fact.pm</text:span></text:p>
      <text:p text:style-name="P13"><text:tab/>path :- <text:s/>/home/srm/MODULES/Opps/AA/Fact.pl</text:p>
      <text:p text:style-name="P13"/>
      <text:p text:style-name="P21"><text:span text:style-name="T4"><text:tab/>path : - <text:s text:c="3"/></text:span><text:span text:style-name="T5">/home/srm/MODULES/Opps/AA/Arop.pm</text:span></text:p>
      <text:p text:style-name="P21"><text:span text:style-name="T5"><text:tab/></text:span><text:span text:style-name="T4">path : - <text:s text:c="2"/></text:span><text:span text:style-name="T5">/home/srm/MODULES/Opps/AA/Arop.pl</text:span></text:p>
      <text:p text:style-name="P14"/>
      <text:p text:style-name="P14"><text:span text:style-name="T8">#</text:span> Read the XML format and build the hash refer<text:span text:style-name="T8">e</text:span>nce?</text:p>
      <text:p text:style-name="P15"><text:tab/>Path :- <text:s text:c="2"/><text:span text:style-name="T6">/home/srm/aa/XML/ref/Ori1.pl</text:span></text:p>
      <text:p text:style-name="P14"/>
      <text:p text:style-name="P16"><text:span text:style-name="T8">#</text:span> Read Excel file <text:span text:style-name="T8">and build the hash reference</text:span>?</text:p>
      <text:p text:style-name="P16"><text:tab/>Path :- <text:s/>/home/srm/aa/EXCEl/ex1.pl</text:p>
      <text:p text:style-name="P16"/>
      <text:p text:style-name="P16"><text:span text:style-name="T8">#</text:span> Write a Excle file?</text:p>
      <text:p text:style-name="P17"><text:tab/>Path : - <text:span text:style-name="T7">/home/srm/aa/EXCEl/WRITE/exp1.pl</text:span></text:p>
      <text:p text:style-name="P17"/>
      <text:p text:style-name="P18"><text:span text:style-name="T8">#</text:span> Read a CSV file and build the hash referance?</text:p>
      <text:p text:style-name="P18"><text:tab/>Path :- /home/srm/aa/CSV/Exp2.pl</text:p>
      <text:p text:style-name="P18"/>
      <text:p text:style-name="P19"># Write a CSV file ?</text:p>
      <text:p text:style-name="P19"><text:tab/>Path :- /home/srm/aa/CSV/Write/exp4.pl</text:p>
      <text:p text:style-name="P19"/>
      <text:p text:style-name="P9"># JSON file format?</text:p>
      <text:p text:style-name="P9"><text:tab/>Path :- <text:s/>/home/srm/aa/JSON/exp5.pl</text:p>
      <text:p text:style-name="P9"><text:tab/>Path :- <text:s/>/home/srm/aa/JSON/exp7.pl</text:p>
      <text:p text:style-name="P6"/>
      <text:p text:style-name="P6"/>
      <text:p text:style-name="P6"><text:span text:style-name="T12">## Tasks on runings :</text:span>-</text:p>
      <text:p text:style-name="P6"/>
      <text:p text:style-name="P8">## To <text:span text:style-name="T10">developing a some module.</text:span> </text:p>
      <text:p text:style-name="P6"/>
      <text:p text:style-name="P6"/>
      <text:p text:style-name="P5">## Next week :-</text:p>
      <text:p text:style-name="P7"/>
      <text:p text:style-name="P7"><text:span text:style-name="T11">## VLSI concepts and Tools.</text:span> </text:p>
      <text:p text:style-name="P6"/>
      <text:p text:style-name="P6"><text:soft-page-break/></text:p>
      <text:p text:style-name="P6"/>
      <text:p text:style-name="P6"/>
      <text:p text:style-name="P6">## English : -</text:p>
      <text:p text:style-name="P6"/>
      <text:p text:style-name="P9">All the books on this table are blue.</text:p>
      <text:p text:style-name="P9">Each of them has his own car.</text:p>
      <text:p text:style-name="P9">I bought four pencils at five rupes each.</text:p>
      <text:p text:style-name="P9">Give me something to eat.</text:p>
      <text:p text:style-name="P9">Has someone come?</text:p>
      <text:p text:style-name="P9">The boy was absent from school.</text:p>
      <text:p text:style-name="P9">His company is progressing by leaps and bounds.</text:p>
      <text:p text:style-name="P9">Please don’t get disturbed by this news.</text:p>
      <text:p text:style-name="P9">You don’t knowhow to deal with others.</text:p>
      <text:p text:style-name="P9">We should be acquainted wiht the English language.</text:p>
      <text:p text:style-name="P9">My boos was pleased with me.</text:p>
      <text:p text:style-name="P9">He was absorbed/busy in his work.</text:p>
      <text:p text:style-name="P9">He is deaf in one ear.</text:p>
      <text:p text:style-name="P9">He was soure of success.</text:p>
      <text:p text:style-name="P9">He is fully aware of his weakness.</text:p>
      <text:p text:style-name="P9">He is fond of mangoes.</text:p>
      <text:p text:style-name="P9">I always care for him.</text:p>
      <text:p text:style-name="P9">He apologised to me for his misbehaviour.</text:p>
      <text:p text:style-name="P9">He acted contrar<text:span text:style-name="T9">y</text:span> to the rules.</text:p>
      <text:p text:style-name="P10">Some people prefer wealth to health.</text:p>
      <text:p text:style-name="P11">He referred the matter to the higher authorities.</text:p>
      <text:p text:style-name="P11">He went into the room.</text:p>
      <text:p text:style-name="P11">Why are you bent on going there?</text:p>
      <text:p text:style-name="P11">He succeeded by dint of hard work.</text:p>
      <text:p text:style-name="P11">We must work in order to live.</text:p>
      <text:p text:style-name="P11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8:15:30.012935101</meta:creation-date>
    <dc:date>2019-11-04T20:07:00.184055088</dc:date>
    <meta:editing-duration>PT5H25M3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290" meta:character-count="1739" meta:non-whitespace-character-count="1470"/>
  </office:meta>
</office:document-meta>
</file>